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6.249cm" fo:margin-left="0cm" table:align="left"/>
    </style:style>
    <style:style style:name="Tabelle1.A" style:family="table-column">
      <style:table-column-properties style:column-width="3.942cm"/>
    </style:style>
    <style:style style:name="Tabelle1.B" style:family="table-column">
      <style:table-column-properties style:column-width="12.307cm"/>
    </style:style>
    <style:style style:name="Tabelle1.A1" style:family="table-cell">
      <style:table-cell-properties fo:padding-left="0.191cm" fo:padding-right="0.191cm" fo:padding-top="0cm" fo:padding-bottom="0cm" fo:border="0.018cm solid #000000"/>
    </style:style>
    <style:style style:name="P1" style:family="paragraph" style:parent-style-name="Normal">
      <style:paragraph-properties fo:margin-top="0cm" fo:margin-bottom="0cm"/>
    </style:style>
    <style:style style:name="P2" style:family="paragraph" style:parent-style-name="Normal">
      <style:paragraph-properties fo:margin-top="0cm" fo:margin-bottom="0cm" fo:text-align="center" style:justify-single-word="false"/>
      <style:text-properties fo:font-size="16pt" fo:font-weight="bold" style:font-size-asian="16pt" style:font-weight-asian="bold"/>
    </style:style>
    <style:style style:name="P3" style:family="paragraph" style:parent-style-name="Normal">
      <style:paragraph-properties fo:margin-top="0cm" fo:margin-bottom="0cm" fo:text-align="center" style:justify-single-word="false"/>
    </style:style>
    <style:style style:name="P4" style:family="paragraph" style:parent-style-name="Normal">
      <style:paragraph-properties fo:margin-top="0cm" fo:margin-bottom="0cm" fo:line-height="100%"/>
    </style:style>
    <style:style style:name="P5" style:family="paragraph" style:parent-style-name="Normal" style:master-page-name="MP0">
      <style:paragraph-properties fo:margin-top="0cm" fo:margin-bottom="0cm" fo:text-align="center" style:justify-single-word="false" style:page-number="auto" fo:break-before="page"/>
      <style:text-properties fo:font-size="14pt" style:font-size-asian="14pt"/>
    </style:style>
    <style:style style:name="P6" style:family="paragraph" style:parent-style-name="Normal">
      <style:paragraph-properties fo:margin-top="0cm" fo:margin-bottom="0cm"/>
    </style:style>
    <style:style style:name="P7" style:family="paragraph" style:parent-style-name="Normal">
      <style:paragraph-properties fo:margin-top="0cm" fo:margin-bottom="0cm" fo:line-height="100%"/>
    </style:style>
    <style:style style:name="T1" style:family="text">
      <style:text-properties fo:font-size="14pt" fo:font-weight="bold" style:font-size-asian="14pt" style:font-weight-asian="bold"/>
    </style:style>
    <style:style style:name="T2" style:family="text">
      <style:text-properties fo:font-size="14pt" style:font-size-asian="14pt"/>
    </style:style>
    <style:style style:name="T3" style:family="text">
      <style:text-properties fo:font-size="8pt" style:font-size-asian="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ericht: Teil 1, Problemlösung</text:p>
      <text:p text:style-name="P2">&lt;EUER TITEL&gt;</text:p>
      <text:p text:style-name="P3">&lt;Gruppenbezeichnung AG_?_?&gt; </text:p>
      <text:p text:style-name="P3">&lt;Gruppenmitglieder (Name + Matrikelnummer)&gt;</text:p>
      <text:p text:style-name="P1"/>
      <text:p text:style-name="P1"><text:span text:style-name="Default_20_Paragraph_20_Font"><text:span text:style-name="T1">1. </text:span></text:span><text:span text:style-name="Default_20_Paragraph_20_Font"><text:span text:style-name="T1">Konzept</text:span></text:span><text:span text:style-name="Default_20_Paragraph_20_Font"><text:span text:style-name="T2"> </text:span></text:span>(1 – 1,5 Seiten)</text:p>
      <text:p text:style-name="P1">Hier sollt ihr die endgültige Version eures Konzepts beschreiben. Dieser Teil des Berichts gibt einen Überblick über eure Arbeit und ist somit die Einleitung des Berichts.</text:p>
      <text:p text:style-name="P1">&lt;Ziel&gt;</text:p>
      <text:p text:style-name="P1">&lt;Eingabe&gt;</text:p>
      <text:p text:style-name="P1">&lt;Ausgabe&gt;</text:p>
      <text:p text:style-name="P1">&lt;Voraussetzungen und Bedingungen&gt;</text:p>
      <text:p text:style-name="P1">&lt;Methodik&gt;</text:p>
      <text:p text:style-name="P1">&lt;Evaluierung&gt;</text:p>
      <text:p text:style-name="P1"/>
      <text:p text:style-name="P1"><text:span text:style-name="Default_20_Paragraph_20_Font"><text:span text:style-name="T1">2. Arbeitsteilung</text:span></text:span> (0,25 – 0,5 Seiten)</text:p>
      <table:table table:name="Tabelle1" table:style-name="Tabelle1">
        <table:table-column table:style-name="Tabelle1.A"/>
        <table:table-column table:style-name="Tabelle1.B"/>
        <table:table-row>
          <table:table-cell table:style-name="Tabelle1.A1" office:value-type="string">
            <text:p text:style-name="P4">Name</text:p>
          </table:table-cell>
          <table:table-cell table:style-name="Tabelle1.A1" office:value-type="string">
            <text:p text:style-name="P4">Tätigkeiten <text:span text:style-name="Default_20_Paragraph_20_Font"><text:span text:style-name="T3">(</text:span></text:span><text:span text:style-name="Default_20_Paragraph_20_Font"><text:span text:style-name="T3">Auflistung von </text:span></text:span><text:span text:style-name="Default_20_Paragraph_20_Font"><text:span text:style-name="T3">Matlab-Funktionen, Kapitel im Bericht, Evaluierung</text:span></text:span><text:span text:style-name="Default_20_Paragraph_20_Font"><text:span text:style-name="T3">en</text:span></text:span><text:span text:style-name="Default_20_Paragraph_20_Font"><text:span text:style-name="T3">, etc.)</text:span></text:span></text:p>
          </table:table-cell>
        </table:table-row>
        <table:table-row>
          <table:table-cell table:style-name="Tabelle1.A1" office:value-type="string">
            <text:p text:style-name="P4">Lukas Gartlehner</text:p>
          </table:table-cell>
          <table:table-cell table:style-name="Tabelle1.A1" office:value-type="string">
            <text:p text:style-name="P4">Matlab: Pipline aufbauen, Sobel &amp; Faltung, Binärbilderstellung, Zielkoordinaten bestimmen, Pledge</text:p>
            <text:p text:style-name="P4">Dokument: Implementierung</text:p>
          </table:table-cell>
        </table:table-row>
        <table:table-row>
          <table:table-cell table:style-name="Tabelle1.A1" office:value-type="string">
            <text:p text:style-name="P4">?</text:p>
          </table:table-cell>
          <table:table-cell table:style-name="Tabelle1.A1" office:value-type="string">
            <text:p text:style-name="P4">?</text:p>
          </table:table-cell>
        </table:table-row>
        <table:table-row>
          <table:table-cell table:style-name="Tabelle1.A1" office:value-type="string">
            <text:p text:style-name="P4">?</text:p>
          </table:table-cell>
          <table:table-cell table:style-name="Tabelle1.A1" office:value-type="string">
            <text:p text:style-name="P4">?</text:p>
          </table:table-cell>
        </table:table-row>
        <table:table-row>
          <table:table-cell table:style-name="Tabelle1.A1" office:value-type="string">
            <text:p text:style-name="P4">?</text:p>
          </table:table-cell>
          <table:table-cell table:style-name="Tabelle1.A1" office:value-type="string">
            <text:p text:style-name="P4">?</text:p>
          </table:table-cell>
        </table:table-row>
        <table:table-row>
          <table:table-cell table:style-name="Tabelle1.A1" office:value-type="string">
            <text:p text:style-name="P4">?</text:p>
          </table:table-cell>
          <table:table-cell table:style-name="Tabelle1.A1" office:value-type="string">
            <text:p text:style-name="P4">?</text:p>
          </table:table-cell>
        </table:table-row>
      </table:table>
      <text:p text:style-name="P1"/>
      <text:p text:style-name="P1"><text:span text:style-name="Default_20_Paragraph_20_Font"><text:span text:style-name="T1">3. Methodik</text:span></text:span><text:span text:style-name="Default_20_Paragraph_20_Font"><text:span text:style-name="T2"> </text:span></text:span>(2 – 3 Seiten)</text:p>
      <text:p text:style-name="P1">&lt;theoretische Erklärung der Lösung, welche Methoden werden eingesetzt, wie werden sie kombiniert, welche Parameter, etc.&gt;</text:p>
      <text:p text:style-name="P1"/>
      <text:p text:style-name="P1"><text:span text:style-name="Default_20_Paragraph_20_Font"><text:span text:style-name="T1">4. Literatur</text:span></text:span></text:p>
      <text:p text:style-name="P1">&lt;je Gruppenmitglied eine Referenz zu einer themenverwandten Publikation, selbe Problemstellung, ähnliche Methodik, etc.&gt;</text:p>
      <text:p text:style-name="P1">Information darüber wie die Referenzen aussehen sollen: <text:a xlink:type="simple" xlink:href="http://de.wikipedia.org/wiki/BibTeX" office:target-frame-name="_top" xlink:show="replace">http://de.wikipedia.org/wiki/BibTeX</text:a> -&gt; siehe Tabelle unter „Literaturtypen (Entry Types)“</text:p>
      <text:p text:style-name="P1"/>
      <text:p text:style-name="P1"><text:span text:style-name="Default_20_Paragraph_20_Font"><text:span text:style-name="T1">5. Implementierung </text:span></text:span></text:p>
      <text:p text:style-name="P1"><text:line-break/>Die Implementierung unserer oben beschriebenen Methodik basiert auf einer simplen Pipeline-Architektur. Das main.m Skript fungiert hierbei als Einstiegspunkt in den zentralen Algorithmus. In den ersten Zeilen der main-Funktion werden zuerst alle vorhergehenden Matlab Ausgaben gelöscht. Danach wird ein Flag für den Debug-Mode, welcher Zwischenergebnisse zu den einzelnen Schritten erlaubt, gesetzt. Standardmäßig ist der Debug-Mode auf 0 (deaktiviert) gesetzt. Anschließend wird ein User-Interface-Dialog geöffnet welcher den Benutzer auffordert eine Datei eines gültigen Typs (Bild – jpg, tif, png, gif) zu wählen. </text:p>
      <text:p text:style-name="P1"><text:soft-page-break/></text:p>
      <text:p text:style-name="P1">Nach dem erfolgreichen Laden eines Bildes werden zuerst all jene Aktionen durchgeführt die der Vorverarbeitung des Bildes dienen und die darauffolgende Erkennung der Bildinhalte ermöglichen. Zuerst wird ein Medianfilter auf das Bild angewandt. </text:p>
      <text:p text:style-name="P1"/>
      <text:p text:style-name="P1">Dieses Bild wird der splitChannels-Funktion übergeben. Um den Start und Endpunkt für die Pfadsuche zu berechnen wird in dieser Funktion der Rot- sowie Grünkanal aus dem Bild extrahiert. Des weiteren wird auch ein Grauwertbild erzeugt. Durch anwenden der Centroid Funktion (centroid.m) auf den Rotkanal des Eingangsbildes wird der Startpunkt errechnet. All diese Werte werden der main.m als Rückgabeparameter übergeben. Der Grünkanal wird danach an die Hilfsfunktion findMazeExit übergeben. Hierbei wird erneut über die Centroid Funktion der Mittelpunkt des Zielbereichs gesucht. Von diesem Punkt ausgehend wird zuerst solange nach oben gegangen bis der Grünbereich endet, danach geschieht selbiges vom Mittelpunkt nach links. Somit lässt sich das (x,y)-Intervall des Zielbereichs erkennen.</text:p>
      <text:p text:style-name="P1"/>
      <text:p text:style-name="P1">Nächster Schritt in der Pipeline ist die Erzeugung eines Binärbildes. Die Hilfsfunktion goodThreshold liefert dafür einen dynamischen Threshold welcher sich aus dem Mittelwert über die gesamte Bildmatrix errechnet. Nach Erstellung des Binärbildes wird auf das Originalbild noch eine Kantendetektion mittels Sobel-Operator durchgeführt. In der ursprünglichen Konzeption wäre die Identifizierung von Kanten in X- und Y-Richtung als zusätzliche Information für die Pfadentscheidung verwendet worden. Die von uns implementierte Version des Pledge-Algorithmus benötigt diese Kantenbilder jedoch nicht mehr für eine ausreichend genaue Pfadbestimmung.</text:p>
      <text:p text:style-name="P1"/>
      <text:p text:style-name="P1">Alle bis hier beschriebenen Schritte sind als Vorverarbeitung für den eigentlichen Pfadbestimmungsalgorithmus zu betrachten. Mit der Übergabe aller Teilbilder sowie der Pfadstart- und Endpunkte an die pledgePath-Methode wird dieser Aufgerufen. </text:p>
      <text:p text:style-name="P1"/>
      <text:p text:style-name="P1">In der pledgePath.m werden zuerst eine Reihe von Flags gesetzt, welche festlegen wie sich der Cursor verhält. Der Cursor ist dabei ein Koordinatenpaar welches durch den Irrgarten verschoben wird und dabei eine rote Linie „nachzieht“. Im Initialmodus bewegt sich der Cursor nach oben (direction=0) und tut dies solange, bis eine Kollision mit einer Wand erkannt wird (collisionFlag=true). In einer while-Schleife wird, wie in der Gameloop eines Computerspiels, jeweils die Position um ein Pixel in die Zielrichtung verändert (Funktion „pledgeCursorShift“). Die Hilfsfunktion „pledgeDetectCollision“ prüft mittels einer 5x5 Umgebung und dem Binärbild ob in der aktuellen Richtung eine Wand das weitergehen hindert. Sollten 3 der 5 Pixel einer Richtung schwarz sein, so wird eine Wand erkannt. Für den Fall dass der Cursor sich einer Wand entlang bewegt wird weiters überprüft ob in der selben 5x5 Umgebung eine Wand „an der linken Hand“ des Cursors zu finden ist. Die Kollisionsanalyse sowie die Wanderkennung basieren somit nur auf der Analyse einer 5x5 Umgebung im Binärbild. </text:p>
      <text:p text:style-name="P1"/>
      <text:p text:style-name="P1">Über das Intervall des Zielbereichs wird folglich noch geprüft ob das Ziel bereits erreicht ist. Falls dies nicht der Fall ist werden alle Flags und Stati (Richtung, Umdrehungen) an die „pledgeStrategy“ Funktion übergeben. Diese setzt je nach Erfordernis die Flags und Stati für die nächste Cursorbewegung.</text:p>
      <text:p text:style-name="P1"/>
      <text:p text:style-name="P1"><text:soft-page-break/>Um den Code auszuführen muss lediglich die main.m Datei in Matlab geladen und ausgeführt werden. Wenn die Ausgabe von Zwischeninformationen erwünscht ist, kann das Flag „debug“ am Beginn der Funktion auf 1 gesetzt werden. Um die Pfadbestimmung in Animationsschritten anzuzeigen belässt man „animate“ auf 1, wenn nur das Resultat ohne Animation gewünscht ist, so wird dies über „animate=0“ erreicht.</text:p>
      <text:p text:style-name="P1"/>
      <text:p text:style-name="P1"><text:span text:style-name="Default_20_Paragraph_20_Font"><text:span text:style-name="T1">6. Evaluierung</text:span></text:span> (2 – x Seiten)</text:p>
      <text:p text:style-name="P1">&lt;Vorstellung des verwendeten Datensatzes&gt;</text:p>
      <text:p text:style-name="P1"/>
      <text:p text:style-name="P1">&lt;Evaluierungskriterium/-frage 1&gt;</text:p>
      <text:p text:style-name="P1">&lt;Beschreibung&gt;</text:p>
      <text:p text:style-name="P1">&lt;Ergebnis in Form einer Tabelle oder einer Grafik&gt;</text:p>
      <text:p text:style-name="P1">&lt;Diskussion des Ergebnisses&gt;</text:p>
      <text:p text:style-name="P1"/>
      <text:p text:style-name="P1">&lt;Evaluierungskriterium/-frage 2&gt;</text:p>
      <text:p text:style-name="P1">&lt;Beschreibung&gt;</text:p>
      <text:p text:style-name="P1">&lt;Ergebnis in Form einer Tabelle oder einer Grafik&gt;</text:p>
      <text:p text:style-name="P1">&lt;Diskussion des Ergebnisses&gt;</text:p>
      <text:p text:style-name="P1"/>
      <text:p text:style-name="P1">&lt;Evaluierungskriterium/-frage x&gt;</text:p>
      <text:p text:style-name="P1">&lt;Beschreibung&gt;</text:p>
      <text:p text:style-name="P1">&lt;Ergebnis in Form einer Tabelle oder einer Grafik&gt;</text:p>
      <text:p text:style-name="P1">&lt;Diskussion des Ergebnisses&gt;</text:p>
      <text:p text:style-name="P1"/>
      <text:p text:style-name="P1">etc.</text:p>
      <text:p text:style-name="P1"/>
      <text:p text:style-name="P1"><text:span text:style-name="Default_20_Paragraph_20_Font"><text:span text:style-name="T1">7. Schlusswort</text:span></text:span> (0,5 – 1 Seite)</text:p>
      <text:p text:style-name="P1">&lt;kurze Zusammenfassung der wichtigsten Ergebnisse&gt;</text:p>
      <text:p text:style-name="P1">&lt;Schlußfolgerungen&gt;</text:p>
      <text:p text:style-name="P1">&lt;offene Probleme und Fragen&gt;</text:p>
      <text:p text:style-name="P1">&lt;Wie könnte die Lösung noch verbessert werden?&gt;</text:p>
      <text:p text:style-name="P1">&lt;etc.&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AT" fo:font-style="normal" fo:text-shadow="none"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AT" fo:font-style="normal" fo:text-shadow="none"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Normal" style:default-outline-level="2" style:class="text">
      <style:paragraph-properties fo:margin-top="0.176cm" fo:margin-bottom="0.176cm" fo:line-height="100%" fo:hyphenation-ladder-count="no-limit"/>
      <style:text-properties style:font-name="Times New Roman" fo:font-size="18pt" fo:font-weight="bold" style:font-name-asian="Times New Roman" style:font-size-asian="18pt" style:font-weight-asian="bold" style:font-name-complex="Times New Roman" style:font-size-complex="18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100%"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mw-headline" style:family="text" style:parent-style-name="Default_20_Paragraph_20_Font"/>
    <style:style style:name="WW_5f_CharLFO1LVL1" style:display-name="WW_CharLFO1LVL1" style:family="text">
      <style:text-properties style:font-name="Wingdings"/>
    </style:style>
    <style:style style:name="WW_5f_CharLFO1LVL2" style:display-name="WW_CharLFO1LVL2" style:family="text">
      <style:text-properties style:font-name="Wingdings"/>
    </style:style>
    <style:style style:name="WW_5f_CharLFO1LVL3" style:display-name="WW_CharLFO1LVL3" style:family="text">
      <style:text-properties style:font-name="Wingdings"/>
    </style:style>
    <style:style style:name="WW_5f_CharLFO1LVL4" style:display-name="WW_CharLFO1LVL4" style:family="text">
      <style:text-properties style:font-name="Wingdings"/>
    </style:style>
    <style:style style:name="WW_5f_CharLFO1LVL5" style:display-name="WW_CharLFO1LVL5" style:family="text">
      <style:text-properties style:font-name="Wingdings"/>
    </style:style>
    <style:style style:name="WW_5f_CharLFO1LVL6" style:display-name="WW_CharLFO1LVL6" style:family="text">
      <style:text-properties style:font-name="Wingdings"/>
    </style:style>
    <style:style style:name="WW_5f_CharLFO1LVL7" style:display-name="WW_CharLFO1LVL7" style:family="text">
      <style:text-properties style:font-name="Wingdings"/>
    </style:style>
    <style:style style:name="WW_5f_CharLFO1LVL8" style:display-name="WW_CharLFO1LVL8" style:family="text">
      <style:text-properties style:font-name="Wingdings"/>
    </style:style>
    <style:style style:name="WW_5f_CharLFO1LVL9" style:display-name="WW_CharLFO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initial-creator>Nicole Artner</meta:initial-creator>
    <meta:creation-date>2012-11-19T14:40:00Z</meta:creation-date>
    <dc:date>2012-12-12T21:51:17.18</dc:date>
    <meta:print-date>2012-11-19T09:51:00Z</meta:print-date>
    <meta:editing-cycles>5</meta:editing-cycles>
    <meta:editing-duration>PT3H30M54S</meta:editing-duration>
    <meta:document-statistic meta:table-count="1" meta:image-count="0" meta:object-count="0" meta:page-count="3" meta:paragraph-count="61" meta:word-count="819" meta:character-count="6053"/>
    <meta:template xlink:type="simple" xlink:actuate="onRequest" xlink:title="" xlink:href="Normal.dotm"/>
  </office:meta>
</office:document-meta>
</file>